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D490000027B482655E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left" draw:textarea-vertical-align="botto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9f12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Basic_25_20Presentation-title">
      <style:graphic-properties draw:fill-color="#ffffff" draw:auto-grow-height="true" fo:min-height="3.507cm"/>
    </style:style>
    <style:style style:name="pr2" style:family="presentation" style:parent-style-name="Basic_25_20Presentation-subtitle" style:list-style-name="L5">
      <style:graphic-properties draw:fill-color="#ffffff" draw:auto-grow-height="true" fo:min-height="6.351cm"/>
    </style:style>
    <style:style style:name="pr3" style:family="presentation" style:parent-style-name="Basic_25_20Presentation-notes">
      <style:graphic-properties draw:fill-color="#ffffff" draw:auto-grow-height="true" fo:min-height="13.366cm"/>
    </style:style>
    <style:style style:name="pr4" style:family="presentation" style:parent-style-name="Default-title">
      <style:graphic-properties draw:fill-color="#ffffff" draw:auto-grow-height="true" fo:min-height="2.541cm"/>
    </style:style>
    <style:style style:name="pr5" style:family="presentation" style:parent-style-name="Default-notes">
      <style:graphic-properties draw:fill-color="#ffffff" fo:min-height="13.115cm"/>
    </style:style>
    <style:style style:name="pr6" style:family="presentation" style:parent-style-name="Default-title">
      <style:graphic-properties draw:fill-color="#ffffff" fo:min-height="2.29cm"/>
    </style:style>
    <style:style style:name="pr7" style:family="presentation" style:parent-style-name="Default-outline1">
      <style:graphic-properties draw:fill-color="#ffffff" fo:min-height="11.815cm"/>
    </style:style>
    <style:style style:name="pr8" style:family="presentation" style:parent-style-name="Default-outline1">
      <style:graphic-properties draw:fill-color="#ffffff" draw:auto-grow-height="true" fo:min-height="12.0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margin-left="0cm" fo:margin-right="0cm" fo:text-align="center" fo:text-indent="0cm"/>
      <style:text-properties fo:font-size="14pt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484cm" fo:margin-right="0cm" fo:text-indent="0cm"/>
    </style:style>
    <style:style style:name="P11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0.9cm"/>
        <style:text-properties fo:font-family="Arial" style:font-family-generic="swiss" style:font-pitch="variable" fo:color="#ff9f12" fo:font-size="45%"/>
      </text:list-level-style-bullet>
      <text:list-level-style-bullet text:level="2" text:bullet-char="►">
        <style:list-level-properties text:space-before="1.6cm" text:min-label-width="0.8cm"/>
        <style:text-properties fo:font-family="Arial" style:font-family-generic="swiss" style:font-pitch="variable" fo:color="#ff9f12" fo:font-size="45%"/>
      </text:list-level-style-bullet>
      <text:list-level-style-bullet text:level="3" text:bullet-char="►">
        <style:list-level-properties text:space-before="3cm" text:min-label-width="0.6cm"/>
        <style:text-properties fo:font-family="Arial" style:font-family-generic="swiss" style:font-pitch="variable" fo:color="#ff9f12" fo:font-size="45%"/>
      </text:list-level-style-bullet>
      <text:list-level-style-bullet text:level="4" text:bullet-char="►">
        <style:list-level-properties text:space-before="4.2cm" text:min-label-width="0.6cm"/>
        <style:text-properties fo:font-family="Arial" style:font-family-generic="swiss" style:font-pitch="variable" fo:color="#ff9f12" fo:font-size="45%"/>
      </text:list-level-style-bullet>
      <text:list-level-style-bullet text:level="5" text:bullet-char="►">
        <style:list-level-properties text:space-before="5.4cm" text:min-label-width="0.6cm"/>
        <style:text-properties fo:font-family="Arial" style:font-family-generic="swiss" style:font-pitch="variable" fo:color="#ff9f12" fo:font-size="45%"/>
      </text:list-level-style-bullet>
      <text:list-level-style-bullet text:level="6" text:bullet-char="►">
        <style:list-level-properties text:space-before="6.6cm" text:min-label-width="0.6cm"/>
        <style:text-properties fo:font-family="Arial" style:font-family-generic="swiss" style:font-pitch="variable" fo:color="#ff9f12" fo:font-size="45%"/>
      </text:list-level-style-bullet>
      <text:list-level-style-bullet text:level="7" text:bullet-char="►">
        <style:list-level-properties text:space-before="7.8cm" text:min-label-width="0.6cm"/>
        <style:text-properties fo:font-family="Arial" style:font-family-generic="swiss" style:font-pitch="variable" fo:color="#ff9f12" fo:font-size="45%"/>
      </text:list-level-style-bullet>
      <text:list-level-style-bullet text:level="8" text:bullet-char="►">
        <style:list-level-properties text:space-before="9cm" text:min-label-width="0.6cm"/>
        <style:text-properties fo:font-family="Arial" style:font-family-generic="swiss" style:font-pitch="variable" fo:color="#ff9f12" fo:font-size="45%"/>
      </text:list-level-style-bullet>
      <text:list-level-style-bullet text:level="9" text:bullet-char="►">
        <style:list-level-properties text:space-before="10.2cm" text:min-label-width="0.6cm"/>
        <style:text-properties fo:font-family="Arial" style:font-family-generic="swiss" style:font-pitch="variable" fo:color="#ff9f12" fo:font-size="45%"/>
      </text:list-level-style-bullet>
    </text:list-style>
    <text:list-style style:name="L4">
      <text:list-level-style-bullet text:level="1" text:bullet-char="●">
        <style:list-level-properties text:space-before="1.4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11-20</presentation:date-time-decl>
      <draw:page draw:name="page1" draw:style-name="dp1" draw:master-page-name="Basic_25_20Present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7cm" svg:x="1.471cm" svg:y="6.019cm" presentation:class="title">
          <draw:text-box>
            <text:p text:style-name="P1">OpenSCADA OPC Interface</text:p>
          </draw:text-box>
        </draw:frame>
        <draw:frame presentation:style-name="pr2" draw:text-style-name="P1" draw:layer="layout" svg:width="25.199cm" svg:height="6.351cm" svg:x="1.4cm" svg:y="10.795cm" presentation:class="subtitle">
          <draw:text-box>
            <text:list text:style-name="L2">
              <text:list-item>
                <text:list>
                  <text:list-item>
                    <text:p text:style-name="P1">Overview of the OpenSCADA OPC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1" presentation:class="page"/>
          <draw:frame presentation:style-name="pr3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rect draw:style-name="gr2" draw:text-style-name="P3" draw:layer="layout" svg:width="5.715cm" svg:height="10.795cm" svg:x="3.81cm" svg:y="7.62cm">
          <text:p text:style-name="P3">Node 1 (Win32)</text:p>
        </draw:rect>
        <draw:frame presentation:style-name="pr4" draw:text-style-name="P1" draw:layer="layout" svg:width="26.67cm" svg:height="2.541cm" svg:x="0.635cm" svg:y="2.675cm" presentation:class="title">
          <draw:text-box>
            <text:p text:style-name="P1">Possible System Overview</text:p>
          </draw:text-box>
        </draw:frame>
        <draw:rect draw:style-name="gr3" draw:text-style-name="P4" draw:id="id2" draw:layer="layout" svg:width="4.445cm" svg:height="1.27cm" svg:x="4.445cm" svg:y="15.875cm">
          <text:p text:style-name="P3">OPC Server</text:p>
        </draw:rect>
        <draw:rect draw:style-name="gr3" draw:text-style-name="P5" draw:id="id1" draw:layer="layout" svg:width="4.445cm" svg:height="1.27cm" svg:x="4.445cm" svg:y="13.335cm">
          <text:p text:style-name="P3"><text:span text:style-name="T1">Microsoft</text:span></text:p>
          <text:p text:style-name="P3"><text:span text:style-name="T1">DCOM Stack</text:span></text:p>
        </draw:rect>
        <draw:connector draw:style-name="gr4" draw:text-style-name="P4" draw:layer="layout" svg:x1="6.667cm" svg:y1="14.605cm" svg:x2="6.667cm" svg:y2="15.875cm" draw:start-shape="id1" draw:start-glue-point="2" draw:end-shape="id2" draw:end-glue-point="0">
          <text:p text:style-name="P1"/>
        </draw:connector>
        <draw:rect draw:style-name="gr2" draw:text-style-name="P3" draw:layer="layout" svg:width="5.715cm" svg:height="10.795cm" svg:x="10.795cm" svg:y="7.62cm">
          <text:p text:style-name="P3">Node 2 (Java)</text:p>
        </draw:rect>
        <draw:rect draw:style-name="gr3" draw:text-style-name="P5" draw:id="id3" draw:layer="layout" svg:width="4.445cm" svg:height="1.27cm" svg:x="11.43cm" svg:y="13.335cm">
          <text:p text:style-name="P3"><text:span text:style-name="T1">J-Interop</text:span></text:p>
          <text:p text:style-name="P3"><text:span text:style-name="T1">DCOM Stack</text:span></text:p>
        </draw:rect>
        <draw:rect draw:style-name="gr5" draw:text-style-name="P6" draw:id="id4" draw:layer="layout" svg:width="4.445cm" svg:height="1.27cm" svg:x="11.43cm" svg:y="10.795cm">
          <text:p text:style-name="P3"><text:span text:style-name="T1">OPC Interface</text:span></text:p>
          <text:p text:style-name="P3"><text:span text:style-name="T1">Mapping</text:span></text:p>
        </draw:rect>
        <draw:connector draw:style-name="gr4" draw:text-style-name="P4" draw:layer="layout" svg:x1="8.89cm" svg:y1="13.97cm" svg:x2="11.43cm" svg:y2="13.97cm" draw:start-shape="id1" draw:start-glue-point="1" draw:end-shape="id3" draw:end-glue-point="3">
          <text:p text:style-name="P1"/>
        </draw:connector>
        <draw:connector draw:style-name="gr4" draw:text-style-name="P4" draw:layer="layout" svg:x1="13.652cm" svg:y1="12.065cm" svg:x2="13.652cm" svg:y2="13.335cm" draw:start-shape="id4" draw:start-glue-point="2" draw:end-shape="id3" draw:end-glue-point="0">
          <text:p text:style-name="P1"/>
        </draw:connector>
        <draw:rect draw:style-name="gr5" draw:text-style-name="P3" draw:id="id5" draw:layer="layout" svg:width="4.445cm" svg:height="1.27cm" svg:x="11.43cm" svg:y="8.255cm">
          <text:p text:style-name="P3">OpenSCADA</text:p>
        </draw:rect>
        <draw:connector draw:style-name="gr4" draw:text-style-name="P4" draw:layer="layout" svg:x1="13.652cm" svg:y1="9.525cm" svg:x2="13.652cm" svg:y2="10.795cm" draw:start-shape="id5" draw:start-glue-point="2" draw:end-shape="id4" draw:end-glue-point="0">
          <text:p text:style-name="P1"/>
        </draw:connector>
        <draw:rect draw:style-name="gr2" draw:text-style-name="P3" draw:layer="layout" svg:width="5.715cm" svg:height="10.795cm" svg:x="17.78cm" svg:y="7.62cm">
          <text:p text:style-name="P3">Node 3 (Any)</text:p>
        </draw:rect>
        <draw:rect draw:style-name="gr5" draw:text-style-name="P3" draw:id="id6" draw:layer="layout" svg:width="4.445cm" svg:height="1.27cm" svg:x="18.415cm" svg:y="8.255cm">
          <text:p text:style-name="P3">OpenSCADA</text:p>
        </draw:rect>
        <draw:connector draw:style-name="gr4" draw:text-style-name="P4" draw:layer="layout" svg:x1="15.875cm" svg:y1="8.89cm" svg:x2="18.415cm" svg:y2="8.89cm" draw:start-shape="id5" draw:start-glue-point="1" draw:end-shape="id6" draw:end-glue-point="3">
          <text:p text:style-name="P1"/>
        </draw:connector>
        <presentation:notes draw:style-name="dp2">
          <draw:page-thumbnail draw:style-name="gr1" draw:layer="layout" svg:width="14.849cm" svg:height="11.137cm" svg:x="3.069cm" svg:y="2.257cm" draw:page-number="2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Modules overview</text:p>
          </draw:text-box>
        </draw:frame>
        <draw:rect draw:style-name="gr5" draw:text-style-name="P3" draw:id="id7" draw:layer="layout" svg:width="5.715cm" svg:height="1.905cm" svg:x="10.795cm" svg:y="12.7cm">
          <text:p text:style-name="P3">OpenSCADA</text:p>
          <text:p text:style-name="P3">OPC Mappings</text:p>
        </draw:rect>
        <draw:rect draw:style-name="gr3" draw:text-style-name="P4" draw:id="id8" draw:layer="layout" svg:width="5.715cm" svg:height="1.905cm" svg:x="10.795cm" svg:y="15.875cm">
          <text:p text:style-name="P3">J-Interop</text:p>
          <text:p text:style-name="P3">DCOM Stack</text:p>
        </draw:rect>
        <draw:connector draw:style-name="gr4" draw:text-style-name="P4" draw:layer="layout" svg:x1="13.652cm" svg:y1="14.605cm" svg:x2="13.652cm" svg:y2="15.875cm" draw:start-shape="id7" draw:start-glue-point="2" draw:end-shape="id8" draw:end-glue-point="0">
          <text:p text:style-name="P1"/>
        </draw:connector>
        <draw:rect draw:style-name="gr5" draw:text-style-name="P3" draw:id="id9" draw:layer="layout" svg:width="5.715cm" svg:height="1.905cm" svg:x="10.795cm" svg:y="9.525cm">
          <text:p text:style-name="P3">OpenSCADA</text:p>
          <text:p text:style-name="P3">OPC Library</text:p>
        </draw:rect>
        <draw:connector draw:style-name="gr4" draw:text-style-name="P4" draw:layer="layout" svg:x1="13.652cm" svg:y1="11.43cm" svg:x2="13.652cm" svg:y2="12.7cm" draw:start-shape="id9" draw:start-glue-point="2" draw:end-shape="id7" draw:end-glue-point="0">
          <text:p text:style-name="P1"/>
        </draw:connector>
        <draw:rect draw:style-name="gr5" draw:text-style-name="P3" draw:id="id11" draw:layer="layout" svg:width="5.715cm" svg:height="1.905cm" svg:x="17.78cm" svg:y="7.62cm">
          <text:p text:style-name="P3">OpenSCADA</text:p>
          <text:p text:style-name="P3">OPC Interface</text:p>
        </draw:rect>
        <draw:rect draw:style-name="gr3" draw:text-style-name="P7" draw:id="id10" draw:layer="layout" svg:width="5.715cm" svg:height="1.905cm" svg:x="3.81cm" svg:y="7.62cm">
          <text:p text:style-name="P3"><text:span text:style-name="T2">Other OPC</text:span></text:p>
          <text:p text:style-name="P3"><text:span text:style-name="T2">Applications</text:span></text:p>
        </draw:rect>
        <draw:connector draw:style-name="gr4" draw:text-style-name="P4" draw:layer="layout" svg:x1="6.667cm" svg:y1="9.525cm" svg:x2="10.795cm" svg:y2="10.477cm" draw:start-shape="id10" draw:start-glue-point="2" draw:end-shape="id9" draw:end-glue-point="3">
          <text:p text:style-name="P1"/>
        </draw:connector>
        <draw:connector draw:style-name="gr4" draw:text-style-name="P4" draw:layer="layout" svg:x1="16.51cm" svg:y1="10.477cm" svg:x2="20.637cm" svg:y2="9.525cm" draw:start-shape="id9" draw:start-glue-point="1" draw:end-shape="id11" draw:end-glue-point="2">
          <text:p text:style-name="P1"/>
        </draw:connector>
        <presentation:notes draw:style-name="dp2">
          <draw:page-thumbnail draw:style-name="gr1" draw:layer="layout" svg:width="14.849cm" svg:height="11.137cm" svg:x="3.069cm" svg:y="2.257cm" draw:page-number="3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.67cm" svg:height="2.29cm" svg:x="0.635cm" svg:y="2.8cm" presentation:class="title">
          <draw:text-box>
            <text:p text:style-name="P1">Components</text:p>
          </draw:text-box>
        </draw:frame>
        <draw:frame presentation:style-name="pr7" draw:text-style-name="P8" draw:layer="layout" svg:width="25.199cm" svg:height="11.815cm" svg:x="1.4cm" svg:y="6.35cm" presentation:class="outline">
          <draw:text-box>
            <text:list text:style-name="L3">
              <text:list-item>
                <text:p text:style-name="P8">OpenSCADA OPC Mappings</text:p>
              </text:list-item>
            </text:list>
            <text:list text:style-name="L3">
              <text:list-item>
                <text:list>
                  <text:list-item>
                    <text:p text:style-name="P9">Mapping of OPC Interfaces</text:p>
                  </text:list-item>
                </text:list>
              </text:list-item>
            </text:list>
            <text:list text:style-name="L3">
              <text:list-item>
                <text:p text:style-name="P8">OpenSCADA Library</text:p>
              </text:list-item>
            </text:list>
            <text:list text:style-name="L3">
              <text:list-item>
                <text:list>
                  <text:list-item>
                    <text:p text:style-name="P9">Wrapping OPC Interfaces in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4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.67cm" svg:height="2.29cm" svg:x="0.635cm" svg:y="2.8cm" presentation:class="title">
          <draw:text-box>
            <text:p text:style-name="P1">Features</text:p>
          </draw:text-box>
        </draw:frame>
        <draw:frame presentation:style-name="pr7" draw:text-style-name="P8" draw:layer="layout" svg:width="25.199cm" svg:height="11.815cm" svg:x="1.4cm" svg:y="6.35cm" presentation:class="outline">
          <draw:text-box>
            <text:list text:style-name="L3">
              <text:list-item>
                <text:p text:style-name="P8">100% Java – no platform dependent libraries</text:p>
              </text:list-item>
            </text:list>
            <text:list text:style-name="L3">
              <text:list-item>
                <text:p text:style-name="P8">100% Open Source (LGPL and GPL)</text:p>
              </text:list-item>
            </text:list>
            <text:list text:style-name="L3">
              <text:list-item>
                <text:p text:style-name="P8">Interface mapping library and separate OPC API library simplifying the interfaces</text:p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5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Status of implementation</text:p>
          </draw:text-box>
        </draw:frame>
        <draw:frame presentation:style-name="pr8" draw:text-style-name="P8" draw:layer="layout" svg:width="25.199cm" svg:height="12.066cm" svg:x="1.4cm" svg:y="6.35cm" presentation:class="outline">
          <draw:text-box>
            <text:list text:style-name="L3">
              <text:list-item>
                <text:p text:style-name="P8">OPC DA 1.0</text:p>
              </text:list-item>
            </text:list>
            <text:list text:style-name="L3">
              <text:list-item>
                <text:list>
                  <text:list-item>
                    <text:p text:style-name="P9">Not planned to be implemented</text:p>
                  </text:list-item>
                </text:list>
              </text:list-item>
            </text:list>
            <text:list text:style-name="L3">
              <text:list-item>
                <text:p text:style-name="P8">OPC DA 2.0</text:p>
              </text:list-item>
            </text:list>
            <text:list text:style-name="L3">
              <text:list-item>
                <text:list>
                  <text:list-item>
                    <text:p text:style-name="P9">Client Implemented, Server plann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sync IO 2.0 missing</text:p>
                  </text:list-item>
                </text:list>
              </text:list-item>
            </text:list>
            <text:list text:style-name="L3">
              <text:list-item>
                <text:p text:style-name="P8">OPC DA 3.0</text:p>
              </text:list-item>
            </text:list>
            <text:list text:style-name="L3">
              <text:list-item>
                <text:list>
                  <text:list-item>
                    <text:p text:style-name="P9">Not implemented but plan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6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.67cm" svg:height="2.29cm" svg:x="0.635cm" svg:y="2.8cm" presentation:class="title">
          <draw:text-box>
            <text:p text:style-name="P1">Planned work</text:p>
          </draw:text-box>
        </draw:frame>
        <draw:frame presentation:style-name="pr7" draw:text-style-name="P8" draw:layer="layout" svg:width="25.199cm" svg:height="11.815cm" svg:x="1.4cm" svg:y="6.35cm" presentation:class="outline">
          <draw:text-box>
            <text:list text:style-name="L3">
              <text:list-item>
                <text:p text:style-name="P8">Short Term</text:p>
              </text:list-item>
            </text:list>
            <text:list text:style-name="L3">
              <text:list-item>
                <text:list>
                  <text:list-item>
                    <text:p text:style-name="P9">Implement Async IO 2.0 Interfaces</text:p>
                  </text:list-item>
                </text:list>
              </text:list-item>
            </text:list>
            <text:list text:style-name="L3">
              <text:list-item>
                <text:p text:style-name="P8">Mid Term</text:p>
              </text:list-item>
            </text:list>
            <text:list text:style-name="L3">
              <text:list-item>
                <text:list>
                  <text:list-item>
                    <text:p text:style-name="P9">Implement OPC DA 3.0 Interfaces</text:p>
                  </text:list-item>
                </text:list>
              </text:list-item>
            </text:list>
            <text:list text:style-name="L3">
              <text:list-item>
                <text:p text:style-name="P8">Long Term</text:p>
              </text:list-item>
            </text:list>
            <text:list text:style-name="L3">
              <text:list-item>
                <text:list>
                  <text:list-item>
                    <text:p text:style-name="P9">Implement Server Side of OPC 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mplement other OPC Interfaces (AE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7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.67cm" svg:height="2.29cm" svg:x="0.635cm" svg:y="2.8cm" presentation:class="title">
          <draw:text-box>
            <text:p text:style-name="P1">Project Overview</text:p>
          </draw:text-box>
        </draw:frame>
        <draw:frame presentation:style-name="pr7" draw:text-style-name="P8" draw:layer="layout" svg:width="25.199cm" svg:height="11.815cm" svg:x="1.4cm" svg:y="6.35cm" presentation:class="outline">
          <draw:text-box>
            <text:list text:style-name="L3">
              <text:list-item>
                <text:p text:style-name="P8">Project Name</text:p>
              </text:list-item>
            </text:list>
            <text:list text:style-name="L3">
              <text:list-item>
                <text:list>
                  <text:list-item>
                    <text:p text:style-name="P9">OpenSCADA – Utgard</text:p>
                  </text:list-item>
                </text:list>
              </text:list-item>
            </text:list>
            <text:list text:style-name="L3">
              <text:list-item>
                <text:p text:style-name="P8">Project Site</text:p>
              </text:list-item>
            </text:list>
            <text:list text:style-name="L3">
              <text:list-item>
                <text:list>
                  <text:list-item>
                    <text:p text:style-name="P9"><text:a xlink:href="http://openscada.org/UtgardProject">http://openscada.org/UtgardProjec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8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Legal</text:p>
          </draw:text-box>
        </draw:frame>
        <draw:frame presentation:style-name="pr8" draw:text-style-name="P8" draw:layer="layout" svg:width="25.199cm" svg:height="12.066cm" svg:x="1.4cm" svg:y="6.35cm" presentation:class="outline">
          <draw:text-box>
            <text:list text:style-name="L3">
              <text:list-item>
                <text:p text:style-name="P8">»OPC« is a trademark of the OPC Foundation</text:p>
              </text:list-item>
            </text:list>
          </draw:text-box>
        </draw:frame>
        <draw:frame draw:style-name="gr6" draw:text-style-name="P11" draw:layer="layout" svg:width="17.145cm" svg:height="4.136cm" svg:x="5.715cm" svg:y="13.97cm">
          <draw:text-box>
            <text:p text:style-name="P1"><text:span text:style-name="T1">Copyright (c) <text:s/>2006 <text:s/>inavare GmbH (http://inavare.com)</text:span></text:p>
            <text:p text:style-name="P10"><text:span text:style-name="T1">Permission is granted to copy, distribute and/or modify this document under the terms of the GNU Free Documentation License, Version 1.2 or any later version published by the Free Software Foundation; with no Invariant Sections, with the Front-Cover Slide beeing Slide #1, and no Back-Cover Texts. A copy of the license is available at http://www.gnu.org/licenses/fdl.txt</text:span></text:p>
          </draw:text-box>
        </draw:frame>
        <presentation:notes draw:style-name="dp2">
          <draw:page-thumbnail draw:style-name="gr1" draw:layer="layout" svg:width="14.849cm" svg:height="11.137cm" svg:x="3.069cm" svg:y="2.257cm" draw:page-number="9" presentation:class="page"/>
          <draw:frame presentation:style-name="pr5" draw:text-style-name="P2" draw:layer="layout" svg:width="16.79cm" svg:height="13.115cm" svg:x="2.098cm" svg:y="14.10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en" style:country-asian="US" style:font-family-complex="'DejaVu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4f4f4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-color="#f4f4f4" draw:fill-gradient-name="Gradient_20_7" draw:fill-hatch-name="Hatch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_20_2" draw:fill-color="#f4f4f4" draw:fill-gradient-name="Gradient_20_7" draw:fill-hatch-name="Hatch_20_1" draw:fill-image-name="Bitmape_20_1" draw:fill-image-width="0cm" draw:fill-image-height="0cm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 fo:font-size="24pt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►">
            <style:list-level-properties text:space-before="0.3cm" text:min-label-width="0.9cm"/>
            <style:text-properties fo:font-family="Arial" style:font-family-generic="swiss" style:font-pitch="variable" fo:color="#ff9f12" fo:font-size="45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family-generic="swiss" style:font-pitch="variable" fo:color="#ff9f12" fo:font-size="45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family-generic="swiss" style:font-pitch="variable" fo:color="#ff9f12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title" style:display-name="Basic%20Presentat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de" fo:country="DE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asic_25_20Presentation-subtitle" style:display-name="Basic%20Presentat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background" style:display-name="Basic%20Presentation-background" style:family="presentation">
      <style:graphic-properties draw:stroke="none" draw:fill="none"/>
    </style:style>
    <style:style style:name="Basic_25_20Presentation-backgroundobjects" style:display-name="Basic%20Presentation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/>
    </style:style>
    <style:style style:name="Basic_25_20Presentation-notes" style:display-name="Basic%20Presentat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Basic_25_20Presentation-outline1" style:display-name="Basic%20Presentatio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outline2" style:display-name="Basic%20Presentation-outline2" style:family="presentation" style:parent-style-name="Basic_25_20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asic_25_20Presentation-outline3" style:display-name="Basic%20Presentation-outline3" style:family="presentation" style:parent-style-name="Basic_25_20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asic_25_20Presentation-outline4" style:display-name="Basic%20Presentation-outline4" style:family="presentation" style:parent-style-name="Basic_25_20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asic_25_20Presentation-outline5" style:display-name="Basic%20Presentation-outline5" style:family="presentation" style:parent-style-name="Basic_25_20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6" style:display-name="Basic%20Presentation-outline6" style:family="presentation" style:parent-style-name="Basic_25_20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7" style:display-name="Basic%20Presentation-outline7" style:family="presentation" style:parent-style-name="Basic_25_20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8" style:display-name="Basic%20Presentation-outline8" style:family="presentation" style:parent-style-name="Basic_25_20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9" style:display-name="Basic%20Presentation-outline9" style:family="presentation" style:parent-style-name="Basic_25_20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4.148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>
      <style:graphic-properties draw:stroke="none" draw:fill-color="#f4f4f4" draw:textarea-horizontal-align="justify" draw:textarea-vertical-align="middle" draw:auto-grow-height="false" fo:min-height="0cm" fo:min-width="0cm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pr6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9" style:family="presentation" style:parent-style-name="Basic_25_20Presentation-backgroundobjects">
      <style:graphic-properties draw:stroke="none" draw:fill="solid" draw:fill-color="#f4f4f4" draw:fill-gradient-name="Gradient_20_1" draw:textarea-horizontal-align="justify" draw:textarea-vertical-align="middle" draw:auto-grow-height="false" fo:min-height="0cm" fo:min-width="0cm"/>
    </style:style>
    <style:style style:name="pr10" style:family="presentation" style:parent-style-name="Basic_25_20Presentation-backgroundobjects">
      <style:graphic-properties draw:stroke="none" draw:fill="none" draw:fill-color="#ffffff" draw:auto-grow-height="false" fo:min-height="1.449cm"/>
    </style:style>
    <style:style style:name="pr11" style:family="presentation" style:parent-style-name="Basic_25_20Presentation-backgroundobjects">
      <style:graphic-properties draw:stroke="none" draw:fill="none" draw:fill-color="#ffffff" draw:auto-grow-height="false" fo:min-height="1.485cm"/>
    </style:style>
    <style:style style:name="pr12" style:family="presentation" style:parent-style-name="Basic_25_20Presentatio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8" style:family="paragraph">
      <style:paragraph-properties fo:margin-left="0cm" fo:margin-right="0cm" text:enable-numbering="false" fo:text-indent="0cm"/>
    </style:style>
    <style:style style:name="P19" style:family="paragraph">
      <style:paragraph-properties fo:margin-left="0cm" fo:margin-right="0cm" text:enable-numbering="false" fo:text-indent="0cm" style:writing-mode="lr-tb"/>
      <style:text-properties fo:font-size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Bold" style:font-family-generic="swiss" style:font-pitch="variable" fo:font-size="12pt" fo:language="de" fo:country="DE" fo:font-weight="bold" style:font-size-asian="14pt" style:language-asian="de" style:country-asian="DE" style:font-size-complex="14pt" style:language-complex="de" style:country-complex="DE"/>
    </style:style>
    <style:style style:name="T3" style:family="text"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T4" style:family="text">
      <style:text-properties fo:font-family="Arial" style:font-family-generic="swiss" style:font-pitch="variable" fo:font-size="14pt" fo:language="de" fo:country="DE" style:font-size-asian="14pt" style:language-asian="de" style:country-asian="DE" style:font-size-complex="14pt" style:language-complex="de" style:country-complex="DE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style:style style:name="T6" style:family="text">
      <style:text-properties fo:font-size="10pt" fo:language="de" fo:country="DE" fo:font-weight="bold" style:font-size-asian="8pt" style:font-size-complex="8pt"/>
    </style:style>
    <style:style style:name="T7" style:family="text">
      <style:text-properties fo:font-size="10pt" fo:language="de" fo:country="DE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/>
        <style:text-properties fo:font-family="Arial" style:font-family-generic="swiss" style:font-pitch="variable" fo:color="#ff9f12" fo:font-size="45%"/>
      </text:list-level-style-bullet>
      <text:list-level-style-bullet text:level="2" text:bullet-char="►">
        <style:list-level-properties text:space-before="1.6cm" text:min-label-width="0.8cm"/>
        <style:text-properties fo:font-family="Arial" style:font-family-generic="swiss" style:font-pitch="variable" fo:color="#ff9f12" fo:font-size="45%"/>
      </text:list-level-style-bullet>
      <text:list-level-style-bullet text:level="3" text:bullet-char="►">
        <style:list-level-properties text:space-before="3cm" text:min-label-width="0.6cm"/>
        <style:text-properties fo:font-family="Arial" style:font-family-generic="swiss" style:font-pitch="variable" fo:color="#ff9f12" fo:font-size="45%"/>
      </text:list-level-style-bullet>
      <text:list-level-style-bullet text:level="4" text:bullet-char="►">
        <style:list-level-properties text:space-before="4.2cm" text:min-label-width="0.6cm"/>
        <style:text-properties fo:font-family="Arial" style:font-family-generic="swiss" style:font-pitch="variable" fo:color="#ff9f12" fo:font-size="45%"/>
      </text:list-level-style-bullet>
      <text:list-level-style-bullet text:level="5" text:bullet-char="►">
        <style:list-level-properties text:space-before="5.4cm" text:min-label-width="0.6cm"/>
        <style:text-properties fo:font-family="Arial" style:font-family-generic="swiss" style:font-pitch="variable" fo:color="#ff9f12" fo:font-size="45%"/>
      </text:list-level-style-bullet>
      <text:list-level-style-bullet text:level="6" text:bullet-char="►">
        <style:list-level-properties text:space-before="6.6cm" text:min-label-width="0.6cm"/>
        <style:text-properties fo:font-family="Arial" style:font-family-generic="swiss" style:font-pitch="variable" fo:color="#ff9f12" fo:font-size="45%"/>
      </text:list-level-style-bullet>
      <text:list-level-style-bullet text:level="7" text:bullet-char="►">
        <style:list-level-properties text:space-before="7.8cm" text:min-label-width="0.6cm"/>
        <style:text-properties fo:font-family="Arial" style:font-family-generic="swiss" style:font-pitch="variable" fo:color="#ff9f12" fo:font-size="45%"/>
      </text:list-level-style-bullet>
      <text:list-level-style-bullet text:level="8" text:bullet-char="►">
        <style:list-level-properties text:space-before="9cm" text:min-label-width="0.6cm"/>
        <style:text-properties fo:font-family="Arial" style:font-family-generic="swiss" style:font-pitch="variable" fo:color="#ff9f12" fo:font-size="45%"/>
      </text:list-level-style-bullet>
      <text:list-level-style-bullet text:level="9" text:bullet-char="►">
        <style:list-level-properties text:space-before="10.2cm" text:min-label-width="0.6cm"/>
        <style:text-properties fo:font-family="Arial" style:font-family-generic="swiss" style:font-pitch="variable" fo:color="#ff9f12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custom-shape presentation:style-name="pr1" draw:text-style-name="P3" draw:layer="backgroundobjects" svg:width="27.94cm" svg:height="1.315cm" svg:x="0cm" svg:y="19.68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6.67cm" svg:height="2.54cm" svg:x="0.635cm" svg:y="2.675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2.065cm" svg:x="1.4cm" svg:y="6.3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4" draw:layer="backgroundobjects" svg:width="6.523cm" svg:height="0.635cm" svg:x="1.4cm" svg:y="19.985cm" presentation:class="date-time">
        <draw:text-box>
          <text:p text:style-name="P14"><text:span text:style-name="T2"><presentation:date-time/></text:span></text:p>
        </draw:text-box>
      </draw:frame>
      <draw:frame presentation:style-name="pr5" draw:text-style-name="P15" draw:layer="backgroundobjects" svg:width="8.875cm" svg:height="0.635cm" svg:x="9.576cm" svg:y="19.985cm" presentation:class="footer">
        <draw:text-box>
          <text:p text:style-name="P15"><text:span text:style-name="T3"><presentation:footer/></text:span></text:p>
        </draw:text-box>
      </draw:frame>
      <draw:frame presentation:style-name="pr6" draw:text-style-name="P16" draw:layer="backgroundobjects" svg:width="6.523cm" svg:height="0.635cm" svg:x="20.075cm" svg:y="19.985cm" presentation:class="page-number">
        <draw:text-box>
          <text:p text:style-name="P16"><text:span text:style-name="T3"><text:page-number>&lt;number&gt;</text:page-number></text:span></text:p>
        </draw:text-box>
      </draw:frame>
      <draw:frame draw:style-name="gr3" draw:text-style-name="P3" draw:layer="backgroundobjects" svg:width="8.89cm" svg:height="1.659cm" svg:x="18.85cm" svg:y="0.3cm">
        <draw:image xlink:href="Pictures/1000020100000D490000027B482655E9.png" xlink:type="simple" xlink:show="embed" xlink:actuate="onLoad">
          <text:p text:style-name="P4"/>
        </draw:image>
      </draw:frame>
      <presentation:notes style:page-layout-name="PM2"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7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Basic_25_20Presentation" style:display-name="Basic%20Presentation" style:page-layout-name="PM1" draw:style-name="dp1">
      <draw:custom-shape presentation:style-name="pr9" draw:text-style-name="P3" draw:layer="backgroundobjects" svg:width="28cm" svg:height="15.92cm" svg:x="0cm" svg:y="5.08cm">
        <text:p text:style-name="P4"/>
        <draw:enhanced-geometry svg:viewBox="0 0 21600 21600" draw:type="rectangle" draw:enhanced-path="M 0 0 L 21600 0 21600 21600 0 21600 0 0 Z N"/>
      </draw:custom-shape>
      <draw:frame presentation:style-name="Basic_25_20Presentation-title" draw:layer="backgroundobjects" svg:width="25.199cm" svg:height="3.506cm" svg:x="1.471cm" svg:y="6.019cm" presentation:class="title" presentation:placeholder="true">
        <draw:text-box/>
      </draw:frame>
      <draw:frame presentation:style-name="Basic_25_20Presentation-outline1" draw:layer="backgroundobjects" svg:width="25.199cm" svg:height="6.35cm" svg:x="1.4cm" svg:y="10.795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4"><presentation:date-time/></text:span></text:p>
        </draw:text-box>
      </draw:frame>
      <draw:frame presentation:style-name="pr10" draw:text-style-name="P17" draw:layer="backgroundobjects" svg:width="8.875cm" svg:height="1.448cm" svg:x="9.576cm" svg:y="19.131cm" presentation:class="footer">
        <draw:text-box>
          <text:p text:style-name="P17"><text:span text:style-name="T5"><presentation:footer/></text:span></text:p>
        </draw:text-box>
      </draw:frame>
      <draw:frame presentation:style-name="pr10" draw:text-style-name="P2" draw:layer="backgroundobjects" svg:width="6.523cm" svg:height="1.448cm" svg:x="20.076cm" svg:y="19.131cm" presentation:class="page-number">
        <draw:text-box>
          <text:p text:style-name="P2"><text:span text:style-name="T5"><text:page-number>&lt;number&gt;</text:page-number></text:span></text:p>
        </draw:text-box>
      </draw:frame>
      <draw:frame draw:style-name="gr3" draw:text-style-name="P3" draw:layer="backgroundobjects" svg:width="17.009cm" svg:height="3.175cm" svg:x="10.296cm" svg:y="0.635cm">
        <draw:image xlink:href="Pictures/1000020100000D490000027B482655E9.png" xlink:type="simple" xlink:show="embed" xlink:actuate="onLoad">
          <text:p text:style-name="P4"/>
        </draw:image>
      </draw:frame>
      <draw:custom-shape draw:style-name="gr4" draw:text-style-name="P19" draw:layer="backgroundobjects" svg:width="7.139cm" svg:height="4.408cm" svg:x="0.483cm" svg:y="0.354cm">
        <text:p text:style-name="P18"><text:span text:style-name="T6">inavare GmbH</text:span></text:p>
        <text:p text:style-name="P18"><text:span text:style-name="T7">smart solutions &amp; services</text:span></text:p>
        <text:p text:style-name="P18"><text:span text:style-name="T7">Frankfurter Ring 193a</text:span></text:p>
        <text:p text:style-name="P18"><text:span text:style-name="T7">80807 München</text:span></text:p>
        <text:p text:style-name="P18"><text:span text:style-name="T7">+49 (0) 89 32 19 58 02 Fon</text:span></text:p>
        <text:p text:style-name="P18"><text:span text:style-name="T7">+49 (0) 89 32 19 59 14 Fax</text:span></text:p>
        <text:p text:style-name="P18"><text:span text:style-name="T7">info@inavare.com</text:span></text:p>
        <text:p text:style-name="P18"><text:span text:style-name="T7">www.inavare.com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Basic_25_20Presentation-title" draw:layer="backgroundobjects" svg:width="14.849cm" svg:height="11.137cm" svg:x="3.069cm" svg:y="2.257cm" presentation:class="page"/>
        <draw:frame presentation:style-name="Basic_25_20Presentation-notes" draw:layer="backgroundobjects" svg:width="16.79cm" svg:height="13.365cm" svg:x="2.098cm" svg:y="14.108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OpenSCADA OPC Interface</dc:title>
    <dc:subject>Overview of the OpenSCADA OPC Interface</dc:subject>
    <meta:initial-creator>Jens Reimann</meta:initial-creator>
    <meta:creation-date>2006-11-20T16:47:06</meta:creation-date>
    <dc:creator>Jens Reimann</dc:creator>
    <dc:date>2006-11-23T13:37:32</dc:date>
    <meta:printed-by>Jens Reimann</meta:printed-by>
    <meta:print-date>2006-11-20T17:26:38</meta:print-date>
    <dc:language>en-US</dc:language>
    <meta:editing-cycles>42</meta:editing-cycles>
    <meta:editing-duration>PT52M48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